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anagedTaskScheduler.setJndiName( String jndi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nagedTaskScheduler.setJndiEnvironment( Properties jndi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nagedTaskScheduler.setResourceRef( boolean resourc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nagedTaskScheduler.setJndiTemplate( JndiTemplate jndi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nagedTaskScheduler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